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P1" style:family="paragraph" style:parent-style-name="Standard">
      <style:paragraph-properties fo:line-height="150%" fo:text-align="center" style:justify-single-word="false"/>
      <style:text-properties style:font-name="Liberation Sans Narrow" fo:font-weight="bold" style:font-weight-asian="bold" style:font-weight-complex="bold"/>
    </style:style>
    <style:style style:name="P2" style:family="paragraph" style:parent-style-name="Standard">
      <style:paragraph-properties fo:line-height="150%" fo:text-align="center" style:justify-single-word="false"/>
      <style:text-properties style:font-name="Liberation Sans Narrow" fo:font-size="10pt" fo:font-weight="bold" style:font-size-asian="10pt" style:font-weight-asian="bold" style:font-size-complex="10pt" style:font-weight-complex="bold"/>
    </style:style>
    <style:style style:name="P3" style:family="paragraph" style:parent-style-name="Standard">
      <style:paragraph-properties fo:line-height="150%" fo:text-align="start" style:justify-single-word="false"/>
      <style:text-properties style:font-name="Liberation Sans Narrow" fo:font-size="10pt" fo:font-weight="bold" style:font-size-asian="10pt" style:font-weight-asian="bold" style:font-size-complex="10pt" style:font-weight-complex="bold"/>
    </style:style>
    <style:style style:name="P4" style:family="paragraph" style:parent-style-name="Standard">
      <style:paragraph-properties fo:line-height="200%" fo:text-align="justify" style:justify-single-word="false"/>
      <style:text-properties style:font-name="Liberation Sans Narrow" fo:font-size="10pt" fo:font-weight="bold" style:font-size-asian="10pt" style:font-weight-asian="bold" style:font-size-complex="10pt" style:font-weight-complex="bold"/>
    </style:style>
    <style:style style:name="P5" style:family="paragraph" style:parent-style-name="Standard">
      <style:paragraph-properties fo:line-height="150%" fo:text-align="center" style:justify-single-word="false"/>
      <style:text-properties style:font-name="Liberation Sans Narrow" fo:font-size="14pt" fo:font-weight="bold" style:font-size-asian="14pt" style:font-weight-asian="bold" style:font-size-complex="14pt" style:font-weight-complex="bold"/>
    </style:style>
    <style:style style:name="P6" style:family="paragraph" style:parent-style-name="Standard">
      <style:paragraph-properties fo:line-height="150%" fo:text-align="center" style:justify-single-word="false"/>
      <style:text-properties style:font-name="Liberation Sans Narrow" fo:font-size="16pt" fo:font-weight="bold" style:font-size-asian="16pt" style:font-weight-asian="bold" style:font-size-complex="16pt" style:font-weight-complex="bold"/>
    </style:style>
    <style:style style:name="P7" style:family="paragraph" style:parent-style-name="Table_20_Contents">
      <style:paragraph-properties fo:line-height="150%" fo:text-align="start" style:justify-single-word="false"/>
      <style:text-properties style:font-name="Liberation Sans Narrow" fo:font-size="10pt" style:font-size-asian="10pt" style:font-size-complex="10pt"/>
    </style:style>
    <style:style style:name="P8" style:family="paragraph" style:parent-style-name="Table_20_Contents">
      <style:paragraph-properties fo:line-height="150%" fo:text-align="start" style:justify-single-word="false"/>
      <style:text-properties style:font-name="Liberation Sans Narrow" fo:font-size="10pt" fo:font-weight="bold" style:font-size-asian="10pt" style:font-weight-asian="bold" style:font-size-complex="10pt" style:font-weight-complex="bold"/>
    </style:style>
    <style:style style:name="P9" style:family="paragraph" style:parent-style-name="Standard">
      <style:paragraph-properties fo:line-height="200%" fo:text-align="justify" style:justify-single-word="false"/>
      <style:text-properties style:font-name="Liberation Sans Narrow" fo:font-size="12pt" fo:font-weight="normal" style:font-size-asian="12pt" style:font-weight-asian="normal" style:font-size-complex="12pt" style:font-weight-complex="normal"/>
    </style:style>
    <style:style style:name="P10" style:family="paragraph" style:parent-style-name="Standard" style:list-style-name="L1">
      <style:paragraph-properties fo:line-height="200%" fo:text-align="justify" style:justify-single-word="false"/>
      <style:text-properties style:font-name="Liberation Sans Narrow" fo:font-size="12pt" fo:font-weight="normal" style:font-size-asian="12pt" style:font-weight-asian="normal" style:font-size-complex="12pt" style:font-weight-complex="normal"/>
    </style:style>
    <style:style style:name="P11" style:family="paragraph" style:parent-style-name="Standard">
      <style:paragraph-properties fo:line-height="200%" fo:text-align="start" style:justify-single-word="false"/>
      <style:text-properties style:font-name="Liberation Sans Narrow"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EW BUKU</text:p>
      <text:p text:style-name="P6">“ SETIAP KARYAWAN HARUS BACA BUKU INI “</text:p>
      <text:p text:style-name="P5"/>
      <table:table table:name="Table1" table:style-name="Table1">
        <table:table-column table:style-name="Table1.A"/>
        <table:table-column table:style-name="Table1.B"/>
        <table:table-row>
          <table:table-cell table:style-name="Table1.A1" office:value-type="string">
            <text:p text:style-name="P3">PENULIS <text:s text:c="3"/>: JAMES GWEE</text:p>
            <text:p text:style-name="P3">PENERBIT : GRAMEDIA PUSTAKA UTAMA</text:p>
            <text:p text:style-name="P3">ISBN <text:s text:c="10"/>: 978-979-22-8870-4</text:p>
          </table:table-cell>
          <table:table-cell table:style-name="Table1.B1" office:value-type="string">
            <text:p text:style-name="P8">OLEH : PUTERA KAHFI</text:p>
            <text:p text:style-name="P7"><text:span text:style-name="T1">MAIL <text:s/>: </text:span><text:a xlink:type="simple" xlink:href="mailto:puterakahfi@gmail.com"><text:span text:style-name="T1">puterakahfi@gmail.com</text:span></text:a></text:p>
            <text:p text:style-name="P8">WEB <text:s/>: www.codejunior.net <text:s/></text:p>
          </table:table-cell>
        </table:table-row>
      </table:table>
      <text:p text:style-name="P2"/>
      <text:p text:style-name="P2"/>
      <text:p text:style-name="P4"><text:tab/><text:span text:style-name="T3">Judul bukunya cukup menarik, </text:span><text:span text:style-name="T2">“setiap karryawan harus baca buku ini“</text:span><text:span text:style-name="T3">, secara tidak langsung menyampaikan sebuah pesan bahwa jika anda seorang karyawan, tapi tidak mengalami kemajuan yang cukup <text:s/>berarti, sudah kerja keras tapi masih gitu-gitu aja, kemungkinan ada aspek-aspek yang tidak anda ketahui tentang bagaimana menjadi seorang karyawan yang excelent, kenapa ada karyawan yang top dan ada yang biasa-biasa saja.</text:span></text:p>
      <text:p text:style-name="P9"/>
      <text:p text:style-name="P9">Buku ini akan membantu anda dalam memahami aspek-aspek penting tersebut, inti dari buku ini adalah :</text:p>
      <text:list xml:id="list12423660831" text:style-name="L1">
        <text:list-item>
          <text:p text:style-name="P10">Segala sesuatunya ada aturan mainnya</text:p>
        </text:list-item>
        <text:list-item>
          <text:p text:style-name="P10">Anda harus memahami aturan mainnya</text:p>
        </text:list-item>
        <text:list-item>
          <text:p text:style-name="P10">Anda harus mengikuti aturan mainnya</text:p>
        </text:list-item>
      </text:list>
      <text:p text:style-name="P9"/>
      <text:p text:style-name="P9">Seperti yang di jelaskan oleh penulis, bahwa jika anda bisa memahami dan <text:s/>mengimplementasikan ketiga point diatas, tidak hanya dil lingkungan kerja akan mengalami perubahan kearah lebih baik, tapi juga akan berimplikasi ke dalam kehidupan anda juga, keren bukan, “sekali dayung, dua tiga pulau terlampaui”</text:p>
      <text:p text:style-name="P9"/>
      <text:p text:style-name="P9">Di dalam buku ini juga di jelaskan tentang pembagian karyawan, ada karyawan BINTANG, RTRT (Rata-Rata) dan RT(Rusak Total), buku ini juga dapat membantu anda untuk mengenali anda masuk di segment atau bagian mana, sehingga anda tahu anda masuk kedalam kategori bintang, rata-rata, atau malah masuk ke dalam kategori rusak total. Hal ini penting agar anda bisa melakukan perbaikan2x yang dibahas di bab selanjutnya.</text:p>
      <text:p text:style-name="P9"><text:soft-page-break/></text:p>
      <text:p text:style-name="P11">Saya sendiri mengenal james gwee sebagai seorang motivator bisnis, dari audio-audio motivasi, yang sudah banyak memberikan seminar-seminar, pelatihan, menulis buku yang berhubungan dengan manajemen, buku yang <text:s/>saya review ini termasuk dari salah satu buku best seller yang sangat direkomendasikan untuk dibaca. <text:line-break/><text:line-break/>Buku ini juga mendapatkan banyak respon dan review positif di goodreads.com anda bisa melihat dan membaca review nya di sini</text:p>
      <text:p text:style-name="P4"><text:span text:style-name="T3"><text:line-break/></text:span><text:a xlink:type="simple" xlink:href="http://www.goodreads.com/book/show/16047866-setiap-karyawan-harus-baca-buku-ini"><text:span text:style-name="T3">http://www.goodreads.com/book/show/16047866-setiap-karyawan-harus-baca-buku-ini</text:span></text:a><text:span text:style-name="T3"><text:line-break/></text:span></text:p>
      <text:p text:style-name="P9">Selamat Membaca dan mempraktekk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10:52:49</meta:creation-date>
    <dc:date>2014-08-05T11:28:34</dc:date>
    <meta:editing-duration>PT22M9S</meta:editing-duration>
    <meta:editing-cycles>40</meta:editing-cycles>
    <meta:generator>LibreOffice/3.5$Linux_x86 LibreOffice_project/350m1$Build-2</meta:generator>
    <meta:document-statistic meta:table-count="1" meta:image-count="0" meta:object-count="0" meta:page-count="2" meta:paragraph-count="18" meta:word-count="298" meta:character-count="2112" meta:non-whitespace-character-count="1810"/>
  </office:meta>
</office:document-meta>
</file>